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C000002770C576F9A6B85E73D.png" manifest:media-type="image/png"/>
  <manifest:file-entry manifest:full-path="Pictures/100002010000034100000239D0FCA9E1EDBC9C64.png" manifest:media-type="image/png"/>
  <manifest:file-entry manifest:full-path="Pictures/1000020100000346000002394DECC570DBAE803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79e90" officeooo:paragraph-rsid="00079e90" style:font-size-asian="18pt" style:font-size-complex="18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Muhammad Sherjeel Akhtar</text:p>
      <text:p text:style-name="P1">Roll No: 20P-010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" text:anchor-type="char" svg:width="6.6929in" svg:height="4.5445in" draw:z-index="0"><draw:image xlink:href="Pictures/1000020100000346000002394DECC570DBAE8036.png" xlink:type="simple" xlink:show="embed" xlink:actuate="onLoad" loext:mime-type="image/png"/></draw:frame><text:soft-page-break/>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<draw:frame draw:style-name="fr2" draw:name="Image2" text:anchor-type="char" svg:width="6.6929in" svg:height="4.5717in" draw:z-index="1"><draw:image xlink:href="Pictures/100002010000034100000239D0FCA9E1EDBC9C64.png" xlink:type="simple" xlink:show="embed" xlink:actuate="onLoad" loext:mime-type="image/png"/></draw:frame>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1" draw:name="Image3" text:anchor-type="char" svg:width="6.6929in" svg:height="5.528in" draw:z-index="2"><draw:image xlink:href="Pictures/10000201000002FC000002770C576F9A6B85E73D.png" xlink:type="simple" xlink:show="embed" xlink:actuate="onLoad" loext:mime-type="image/png"/></draw:frame>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5T23:46:12.732078549</meta:creation-date>
    <dc:date>2022-05-15T23:55:55.370170253</dc:date>
    <meta:editing-duration>PT9M43S</meta:editing-duration>
    <meta:editing-cycles>1</meta:editing-cycles>
    <meta:document-statistic meta:table-count="0" meta:image-count="3" meta:object-count="0" meta:page-count="5" meta:paragraph-count="5" meta:word-count="10" meta:character-count="50" meta:non-whitespace-character-count="45"/>
    <meta:generator>LibreOffice/6.4.7.2$Linux_X86_64 LibreOffice_project/40$Build-2</meta:generator>
  </office:meta>
</office:document-meta>
</file>